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</text:span> PkTeam erstellen</text:p>
      <text:p text:style-name="P1">//USE-CASE no.1</text:p>
      <text:p text:style-name="P1"><text:span text:style-name="T1"><text:tab/>actors</text:span> Client</text:p>
      <text:p text:style-name="P1"><text:span text:style-name="T1"/></text:p>
      <text:p text:style-name="P1"><text:span text:style-name="T1"><text:tab/>precondition</text:span> Der Client muss mit seinem Userkonto Auf dem <text:tab/>Server angemeldet sein.</text:p>
      <text:p text:style-name="P2"/>
      <text:p text:style-name="P2"><text:tab/>main flow</text:p>
      <text:p text:style-name="P2"><text:tab/><text:tab/><text:span text:style-name="T2">1.Der Client fordert Seite zum erstellen der Teams vom <text:tab/><text:tab/>Server an.</text:span></text:p>
      <text:p text:style-name="P2"><text:span text:style-name="T2"><text:tab/><text:tab/>2.Es wird die Datei pkDex mit GET('/pkDex') vom Server <text:tab/><text:tab/>gesendet. Es wird der bei einem erfolgreichen Laden, der <text:tab/><text:tab/>Statuscode '200 OK' zurück gegeben.</text:span></text:p>
      <text:p text:style-name="P2"><text:span text:style-name="T2"><text:tab/><text:tab/>3.Es wird die Datei pkTeam mit GET('/pkTeam') vom Server <text:tab/><text:tab/>gesendet.Es wird der bei einem erfolgreichen Laden, der <text:tab/><text:tab/>Statuscode '200 OK' zurück gegeben.</text:span></text:p>
      <text:p text:style-name="P2"><text:span text:style-name="T2"><text:tab/><text:tab/>4.Der Client sendet an den Server sein erstelltes Team <text:tab/><text:tab/>mit einem POST('/pkTeam'). Ist der POST erfolgreich, <text:tab/></text:span></text:p>
      <text:p text:style-name="P2"><text:span text:style-name="T2"><text:tab/><text:tab/>sendet der Server den Statuscode '200 OK'.</text:span></text:p>
      <text:p text:style-name="P2"/>
      <text:p text:style-name="P2"><text:tab/>alternate flow<text:span text:style-name="T2"> a1</text:span></text:p>
      <text:p text:style-name="P2"><text:span text:style-name="T2"><text:tab/><text:tab/>2a.Schlägt GET('/pkDex') fehl wird der Statuscode '404 <text:tab/><text:tab/>ressource not found' an den Client gesendet.</text:span></text:p>
      <text:p text:style-name="P2"><text:span text:style-name="T2"><text:tab/><text:tab/>3a.Schlägt GET('/pkTeam') fehl wird der Statuscode '404 <text:tab/><text:tab/>ressource not found' an den Client gesendet.</text:span></text:p>
      <text:p text:style-name="P2"><text:span text:style-name="T2"><text:tab/><text:tab/>4a.Schlägt POST('/pkTeam') fehl wird der Statuscode '500 <text:tab/><text:tab/>internal Server Error' an den Client gesendet.</text:span></text:p>
      <text:p text:style-name="P2"/>
      <text:p text:style-name="P2"><text:tab/>postcondition<text:span text:style-name="T2"> Erfolg! Der Client hat erfolgreich sein Team <text:tab/>mittels eines POST an die Datei pkTeam.json angehängt.</text:span></text:p>
      <text:p text:style-name="P2"/>
      <text:p text:style-name="P2"><text:tab/>Postcondition <text:span text:style-name="T2">Misserfolg! Der Client konnte kein Team an die <text:tab/>Datei pkTeam.json anhängen.</text:span></text:p>
      <text:p text:style-name="P2">end<text:span text:style-name="T2"> pkTeam erstell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4T10:06:49.99</meta:creation-date>
    <meta:document-statistic meta:table-count="0" meta:image-count="0" meta:object-count="0" meta:page-count="1" meta:paragraph-count="17" meta:word-count="177" meta:character-count="1237"/>
    <dc:date>2015-06-14T10:41:08.15</dc:date>
    <meta:editing-duration>PT24S</meta:editing-duration>
    <meta:editing-cycles>1</meta:editing-cycles>
    <meta:generator>OpenOffice/4.1.1$Win32 OpenOffice.org_project/411m6$Build-9775</meta:generator>
  </office:meta>
</office:document-meta>
</file>